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7000002A9AA6FFB8D306C99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.254cm" svg:height="11.009cm" svg:x="0.498cm" svg:y="0.501cm">
          <draw:image xlink:href="Pictures/10000000000004A7000002A9AA6FFB8D306C99A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25cm" fo:page-height="12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32:27.562640778</dc:date>
    <meta:editing-duration>PT5H24M56S</meta:editing-duration>
    <meta:editing-cycles>20</meta:editing-cycles>
    <meta:generator>LibreOffice/7.4.0.3$Linux_X86_64 LibreOffice_project/40$Build-3</meta:generator>
    <meta:document-statistic meta:object-count="1"/>
  </office:meta>
</office:document-meta>
</file>